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text-properties officeooo:paragraph-rsid="0023e594"/>
    </style:style>
    <style:style style:name="P3" style:family="paragraph" style:parent-style-name="Text_20_body">
      <style:text-properties officeooo:paragraph-rsid="0040de30"/>
    </style:style>
    <style:style style:name="P4" style:family="paragraph" style:parent-style-name="Text_20_body">
      <style:text-properties officeooo:rsid="004af12b" officeooo:paragraph-rsid="004af12b"/>
    </style:style>
    <style:style style:name="P5" style:family="paragraph" style:parent-style-name="Text_20_body">
      <style:text-properties officeooo:paragraph-rsid="0053cfae"/>
    </style:style>
    <style:style style:name="P6" style:family="paragraph" style:parent-style-name="Heading_20_1">
      <style:text-properties officeooo:paragraph-rsid="0023e594"/>
    </style:style>
    <style:style style:name="P7" style:family="paragraph" style:parent-style-name="Heading_20_1">
      <style:text-properties style:font-name="Candara Light" fo:font-size="21pt" fo:font-weight="bold" officeooo:rsid="0023dbf9" officeooo:paragraph-rsid="0023e594" style:font-name-asian="Microsoft YaHei" style:font-size-asian="18.2000007629395pt" style:font-weight-asian="bold" style:font-name-complex="Arial" style:font-size-complex="18.2000007629395pt" style:font-weight-complex="bold"/>
    </style:style>
    <style:style style:name="P8" style:family="paragraph" style:parent-style-name="Heading_20_2">
      <style:text-properties style:font-name="Candara Light" fo:font-size="18.2000007629395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officeooo:rsid="003cf5d8" officeooo:paragraph-rsid="003cf5d8"/>
    </style:style>
    <style:style style:name="T1" style:family="text">
      <style:text-properties officeooo:rsid="0022c272"/>
    </style:style>
    <style:style style:name="T2" style:family="text">
      <style:text-properties style:font-name="Candara Light" fo:font-size="21pt" fo:font-weight="bold" officeooo:rsid="0022c27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Candara Light" fo:font-size="21pt" fo:font-weight="bold" officeooo:rsid="0023e594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style:font-name="Candara Light" fo:font-size="19.6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5" style:family="text">
      <style:text-properties style:font-name="Candara Light" fo:font-size="19.6000003814697pt" fo:font-weight="bold" officeooo:rsid="002f47a9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style:font-name="Candara Light" fo:font-size="19.6000003814697pt" fo:font-weight="bold" officeooo:rsid="00304f48" style:font-name-asian="Microsoft YaHei" style:font-size-asian="16.1000003814697pt" style:font-weight-asian="bold" style:font-name-complex="Arial" style:font-size-complex="16.1000003814697pt" style:font-weight-complex="bold"/>
    </style:style>
    <style:style style:name="T7" style:family="text">
      <style:text-properties style:font-name="Liberation Sans" officeooo:rsid="0022c272"/>
    </style:style>
    <style:style style:name="T8" style:family="text">
      <style:text-properties style:font-name="Liberation Sans" officeooo:rsid="00271fc1"/>
    </style:style>
    <style:style style:name="T9" style:family="text">
      <style:text-properties style:font-name="Liberation Sans" officeooo:rsid="002e71ef"/>
    </style:style>
    <style:style style:name="T10" style:family="text">
      <style:text-properties style:font-name="Liberation Sans" officeooo:rsid="0038b78a"/>
    </style:style>
    <style:style style:name="T11" style:family="text">
      <style:text-properties style:font-name="Liberation Sans" officeooo:rsid="0040de30"/>
    </style:style>
    <style:style style:name="T12" style:family="text">
      <style:text-properties style:font-name="Liberation Sans" officeooo:rsid="0042ece7"/>
    </style:style>
    <style:style style:name="T13" style:family="text">
      <style:text-properties style:font-name="Liberation Sans" officeooo:rsid="004498a4"/>
    </style:style>
    <style:style style:name="T14" style:family="text">
      <style:text-properties style:font-name="Liberation Sans" officeooo:rsid="00467538"/>
    </style:style>
    <style:style style:name="T15" style:family="text">
      <style:text-properties style:font-name="Liberation Sans" officeooo:rsid="00554a93"/>
    </style:style>
    <style:style style:name="T16" style:family="text">
      <style:text-properties style:font-name="Liberation Sans" officeooo:rsid="0059357f"/>
    </style:style>
    <style:style style:name="T17" style:family="text">
      <style:text-properties style:font-name="Liberation Sans" officeooo:rsid="00601bcb"/>
    </style:style>
    <style:style style:name="T18" style:family="text">
      <style:text-properties style:font-name="Liberation Sans" officeooo:rsid="006358b6"/>
    </style:style>
    <style:style style:name="T19" style:family="text">
      <style:text-properties officeooo:rsid="0023e594"/>
    </style:style>
    <style:style style:name="T20" style:family="text">
      <style:text-properties officeooo:rsid="0025e55c"/>
    </style:style>
    <style:style style:name="T21" style:family="text">
      <style:text-properties officeooo:rsid="00271fc1"/>
    </style:style>
    <style:style style:name="T22" style:family="text">
      <style:text-properties officeooo:rsid="002c3ef2"/>
    </style:style>
    <style:style style:name="T23" style:family="text">
      <style:text-properties officeooo:rsid="002e71ef"/>
    </style:style>
    <style:style style:name="T24" style:family="text">
      <style:text-properties officeooo:rsid="00317aee"/>
    </style:style>
    <style:style style:name="T25" style:family="text">
      <style:text-properties officeooo:rsid="0038b78a"/>
    </style:style>
    <style:style style:name="T26" style:family="text">
      <style:text-properties officeooo:rsid="00398022"/>
    </style:style>
    <style:style style:name="T27" style:family="text">
      <style:text-properties officeooo:rsid="003c96ed"/>
    </style:style>
    <style:style style:name="T28" style:family="text">
      <style:text-properties officeooo:rsid="0040de30"/>
    </style:style>
    <style:style style:name="T29" style:family="text">
      <style:text-properties officeooo:rsid="0040eb2f"/>
    </style:style>
    <style:style style:name="T30" style:family="text">
      <style:text-properties officeooo:rsid="004498a4"/>
    </style:style>
    <style:style style:name="T31" style:family="text">
      <style:text-properties officeooo:rsid="00480edb"/>
    </style:style>
    <style:style style:name="T32" style:family="text">
      <style:text-properties officeooo:rsid="0048d778"/>
    </style:style>
    <style:style style:name="T33" style:family="text">
      <style:text-properties officeooo:rsid="0049f810"/>
    </style:style>
    <style:style style:name="T34" style:family="text">
      <style:text-properties officeooo:rsid="004cd769"/>
    </style:style>
    <style:style style:name="T35" style:family="text">
      <style:text-properties officeooo:rsid="004e618e"/>
    </style:style>
    <style:style style:name="T36" style:family="text">
      <style:text-properties officeooo:rsid="005157da"/>
    </style:style>
    <style:style style:name="T37" style:family="text">
      <style:text-properties officeooo:rsid="0053cfae"/>
    </style:style>
    <style:style style:name="T38" style:family="text">
      <style:text-properties officeooo:rsid="00577d55"/>
    </style:style>
    <style:style style:name="T39" style:family="text">
      <style:text-properties officeooo:rsid="0059357f"/>
    </style:style>
    <style:style style:name="T40" style:family="text">
      <style:text-properties officeooo:rsid="00601b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2">Tell, don’t ask </text:span><text:span text:style-name="T3">and </text:span></text:h>
      <text:p text:style-name="Standard"><text:tab/><text:span text:style-name="T1">É um princípio de OO, que define que se </text:span><text:span text:style-name="T7">é</text:span><text:span text:style-name="T1"> preciso fazer alguma ação que dependa de outra classe </text:span><text:span text:style-name="T7">deve-se simplesmente</text:span><text:span text:style-name="T1"> mandá-la fazer a ação e não perguntar se ela pode fazer a ação e depois pedir.</text:span></text:p>
      <text:p text:style-name="Standard"><text:tab/><text:span text:style-name="T1">Na prática isso quer dizer que em vez de checar o estado de uma classe e depois modificar seus dados para fazer uma ação, deve-se chamar um método que executa a ação diretamente.</text:span></text:p>
      <text:h text:style-name="P7" text:outline-level="1">Fail fast</text:h>
      <text:p text:style-name="P2"><text:tab/><text:span text:style-name="T19">Consiste em colocar os casos de erro antes do de sucesso para que o código falhe o mais rápido possível</text:span></text:p>
      <text:h text:style-name="Heading_20_1" text:outline-level="1">SOLID</text:h>
      <text:h text:style-name="Heading_20_2" text:outline-level="2"><text:span text:style-name="T20">Alguns p</text:span>ilares da OO</text:h>
      <text:p text:style-name="Text_20_body">Coesão:</text:p>
      <text:list xml:id="list535540320" text:style-name="L1">
        <text:list-item>
          <text:p text:style-name="P9">Uma classe coesa faz bem uma única coisa</text:p>
        </text:list-item>
        <text:list-item>
          <text:p text:style-name="P9">Classes coesas não devem ter várias responsabilidades</text:p>
        </text:list-item>
      </text:list>
      <text:p text:style-name="Text_20_body">Encapsulamento:</text:p>
      <text:list xml:id="list594969844" text:style-name="L2">
        <text:list-item>
          <text:p text:style-name="P10">Getters e setters não são formas eficientes de aplicar encapsulamento</text:p>
        </text:list-item>
        <text:list-item>
          <text:p text:style-name="P11">É interessante fornecer acesso apenas ao que é necessário </text:p>
        </text:list-item>
        <text:list-item>
          <text:p text:style-name="P10">O encapsulamento torna o uso das nossas classes mais fácil e intuitivo</text:p>
        </text:list-item>
      </text:list>
      <text:p text:style-name="Text_20_body">Acoplamento:</text:p>
      <text:list xml:id="list3965568934" text:style-name="L3">
        <text:list-item>
          <text:p text:style-name="P12">Acoplamento é a dependência entre classes</text:p>
        </text:list-item>
        <text:list-item>
          <text:p text:style-name="P12">Acoplamento nem sempre é ruim, e que é impossível criar um sistema sem nenhum acoplamento</text:p>
        </text:list-item>
        <text:list-item>
          <text:p text:style-name="P12">Devemos controlar o nível de acoplamento na nossa aplicação (falaremos mais sobre isso)</text:p>
        </text:list-item>
      </text:list>
      <text:h text:style-name="Heading_20_2" text:outline-level="2">SRP <text:span text:style-name="T21">(Single Responsability Principle)</text:span></text:h>
      <text:p text:style-name="Text_20_body"><text:tab/><text:span text:style-name="T21">Define que uma classe, módulo ou função deve </text:span><text:span text:style-name="T8">ter apenas um motivo para mudar</text:span><text:span text:style-name="T21">, está ligado ao princípio de coesão. Isso facilita a manutenção já que quando é necessário mudar uma funcionalidade (modificar algo que uma classe é responsável) só é necessário modificar um ponto do sistema.</text:span></text:p>
      <text:h text:style-name="Heading_20_2" text:outline-level="2"><text:soft-page-break/>Open closed principle</text:h>
      <text:p text:style-name="Text_20_body"><text:tab/><text:span text:style-name="T22">Entidades de software (classes, módulos, funções, etc) devem estar abertas para extensão (adicionar mais entidades que estendem as funções oferecidas) e fechadas para modificação (modificar o código da classe).</text:span></text:p>
      <text:p text:style-name="Text_20_body"><text:tab/><text:span text:style-name="T22">A possibilidade de estender uma classe em vez de modificá-la possibilita um menor risco de quebrá-la ao modificá-la e impede que o código da classe cresça indefinidamente ao acrescentar novas funcionalidades.</text:span></text:p>
      <text:h text:style-name="Heading_20_2" text:outline-level="2"><text:span text:style-name="T5">L</text:span><text:span text:style-name="T6">iskov substitution principle</text:span></text:h>
      <text:p text:style-name="P1"><text:tab/><text:span text:style-name="T24">Se uma classe herda de outra ela deve poder ser usada em operações que esperam a classe pai sem causar nenhum efeito colateral e se um comportamento/dado é herdado ele deve ser executado em uma classe filha sem problemas. Isso deve ocorrer porque as classes são a mesma coisa e trocar uma classe por outra não deve causar problemas.</text:span></text:p>
      <text:h text:style-name="Heading_20_3" text:outline-level="3"><text:span text:style-name="T6">C</text:span><text:span text:style-name="T4">omposição no lugar de herança</text:span></text:h>
      <text:p text:style-name="Text_20_body"><text:tab/><text:span text:style-name="T23">Herança pode ser problemática, </text:span><text:span text:style-name="T9">por</text:span><text:span text:style-name="T23"> definir uma relação de é um todos os comportamentos da classe pai são herdados e nem sempre isso é uma boa ideia, é possível herdar comportamentos (métodos) que vão contra as regras de negócio e as soluções para resolver esse problema (sobreescrever o método ou lançar exceção ao chamá-lo) não são uma boa prática.</text:span></text:p>
      <text:p text:style-name="Text_20_body"><text:tab/><text:span text:style-name="T23">Para evitar que esse tipo de problema ocorra deve-se favorecer composição no lugar de herança. Se duas classes compartilham alguns dados, mas não todos, pode-se extrair esses dados para uma classe e fazer com que eles componham ambas as classes.</text:span></text:p>
      <text:h text:style-name="Heading_20_2" text:outline-level="2">Dependency inversion principle</text:h>
      <text:p text:style-name="Text_20_body"><text:tab/><text:span text:style-name="T25">Abstrações não devem depender de implementações, implementações devem depender de abstrações. Na prática isso quer dizer que não deve-se depender de implementações de regras de negócio, mas de interfaces que abstraem a implementação, possibilitando </text:span><text:span text:style-name="T10">injetar</text:span><text:span text:style-name="T25"> qualquer implementação na abstração.</text:span></text:p>
      <text:p text:style-name="Text_20_body"><text:tab/><text:span text:style-name="T25">Isso quer dizer que quando eu dependo de uma abstração (interface), minha implementação (classe com as regras) pode receber qualquer outra implementação que cumpra o contrato da interface.</text:span></text:p>
      <text:h text:style-name="Heading_20_2" text:outline-level="2">Interface Segregation Principle</text:h>
      <text:p text:style-name="Text_20_body"><text:tab/><text:span text:style-name="T26">Uma classe não deve ser forçada a implementar métodos (de uma interface) que ela não utilizará. Quando uma interface define métodos que não serão usados em todas implementações deve-se usar herança para isolar os métodos extras.</text:span></text:p>
      <text:h text:style-name="Heading_20_1" text:outline-level="1"><text:soft-page-break/>Padrões de projeto</text:h>
      <text:p text:style-name="Text_20_body"><text:tab/><text:span text:style-name="T27">Um padrão de projeto é uma solução comum para um problema que ocorre com frequência ao utilizar OO. Esses padrões são divididos em 3 categorias:</text:span></text:p>
      <text:list xml:id="list507885318" text:style-name="L4">
        <text:list-item>
          <text:p text:style-name="P13">Criacionais: relacionados a criação de objetos</text:p>
        </text:list-item>
        <text:list-item>
          <text:p text:style-name="P13">Estruturais: Relacionados ao relacionamento e estrutura de classes</text:p>
        </text:list-item>
        <text:list-item>
          <text:p text:style-name="P13">Comportamentais: Comportamentos dos métodos, estados, etc</text:p>
        </text:list-item>
      </text:list>
      <text:h text:style-name="Heading_20_2" text:outline-level="2">Padrões comportamentais</text:h>
      <text:h text:style-name="Heading_20_3" text:outline-level="3">Strategy</text:h>
      <text:p text:style-name="P3"><text:tab/><text:span text:style-name="T28">Resolve o problema onde existem vários algorítimos para a mesma ação e vários ifs para definir qual algoritmo será usado. No lugar de if/switch </text:span><text:span text:style-name="T11">o</text:span><text:span text:style-name="T12">s algoritmos são isolados em classes que implementam uma interface</text:span><text:span text:style-name="T28"> e é usada injeção de dependência para definir qual implementação será usada.</text:span></text:p>
      <text:p text:style-name="P3"><text:tab/><text:span text:style-name="T29">De maneira geral strategy isola vários algoritmos que fazem em uma mesma coisa em classes e faz com que essas classes sejam intercambiáveis.</text:span></text:p>
      <text:h text:style-name="Heading_20_3" text:outline-level="3">Chain of responsabilities</text:h>
      <text:p text:style-name="Text_20_body"><text:tab/><text:span text:style-name="T30">É aplicado quando existem várias regras, mas deve-se verificar qual delas será aplicada, se uma regra não for aplicada uma próxima deve ser chamada. É o padrão que é aplicado em Filters de servlets, existe um Filter, que faz seu processamento e chama </text:span><text:span text:style-name="T13">o </text:span><text:span text:style-name="T14">próximo</text:span><text:span text:style-name="T30"> filter </text:span><text:span text:style-name="T13">e </text:span><text:span text:style-name="T14">isso ocorre</text:span><text:span text:style-name="T30"> até que a request chegue ao último filter.</text:span></text:p>
      <text:p text:style-name="Text_20_body"><text:tab/><text:span text:style-name="T31">De maneira resumida um chain of responsabilities é um padrão que permite passar um objeto para uma chain de processamento (pipe). Cada nó da chain decide se vai passar o objeto para a frente ou processá-lo.</text:span></text:p>
      <text:h text:style-name="Heading_20_3" text:outline-level="3">Template method</text:h>
      <text:p text:style-name="Text_20_body"><text:tab/><text:span text:style-name="T32">É utilizado para evitar repetições em algoritmos que possuem passos similares. É definido um método de template que aplica as partes que se repetem numa classe mãe e as classes filhas sobrescrevem métodos que são auxiliares as partes que se repetem.</text:span></text:p>
      <text:p text:style-name="Text_20_body"><text:tab/><text:span text:style-name="T33">Define um esqueleto de um algorítimo na classe mãe e sobrescreve partes desse método para personalizar o algorítimo sem modificar a estrutura inicial.</text:span></text:p>
      <text:h text:style-name="Heading_20_3" text:outline-level="3">State</text:h>
      <text:p text:style-name="P4"><text:tab/>É um DP aplicado quando é necessário fazer a transição de estados de um objeto (ex: estado de uma compra) <text:span text:style-name="T34">e/</text:span>ou quando é necessário utilizar um algorítimo baseado no estado do objeto.</text:p>
      <text:p text:style-name="P4"><text:soft-page-break/><text:s/><text:tab/><text:span text:style-name="T35">A definição forma é “State is a behavioral design pattern that lets an object alter its behavior when its internal state changes. It appears as if the object changed its class.”</text:span></text:p>
      <text:h text:style-name="Heading_20_3" text:outline-level="3">Adapter</text:h>
      <text:p text:style-name="Text_20_body"><text:tab/><text:span text:style-name="T36">É um padrão de projeto que possibilita que objetos com interfaces incompatíveis ou com várias interfaces conversem através de uma interface comum. O Adapter serve como uma ponte que converte os dados fornecidos por um objeto para que eles sejam compatíveis com outra(s) interface(s).</text:span></text:p>
      <text:h text:style-name="P8" text:outline-level="2">Decorator</text:h>
      <text:p text:style-name="P5"><text:span text:style-name="T37"><text:tab/>É um padrão que permite </text:span><text:span text:style-name="T15">agrupar</text:span><text:span text:style-name="T37"> comportamentos a objetos por meio de um objeto container com os comportamentos. É quase como uma função recursiva, os objetos no container vão se chamando uns aos outros e fornecendo suas funcionalidades.</text:span></text:p>
      <text:h text:style-name="Heading_20_3" text:outline-level="3">Composite</text:h>
      <text:p text:style-name="Text_20_body"><text:tab/><text:span text:style-name="T38">É um padrão que permite fazer composição de objetos de modo a criar uma árvore que permite tratar esses objetos (nós) como objeto únicos. A principal vantagem é percorrer a árvore sem ter que se preocupar com os tipos do nós.</text:span></text:p>
      <text:h text:style-name="Heading_20_2" text:outline-level="2">Facade</text:h>
      <text:p text:style-name="Text_20_body"><text:tab/><text:span text:style-name="T39">É um padrão que define uma interface simplificada para uma lib, framework ou qualquer outro conjunto de classes complexas. Na prática Facade abstrai </text:span><text:span text:style-name="T16">operações</text:span><text:span text:style-name="T39"> complexas para uma interface simples (Ex: transferir(conta, outraConta, valor) ).</text:span></text:p>
      <text:h text:style-name="Heading_20_2" text:outline-level="2">Proxy</text:h>
      <text:p text:style-name="Text_20_body"><text:tab/><text:span text:style-name="T40">Define um objeto que age como intermediário e substituto </text:span><text:span text:style-name="T17">p</text:span><text:span text:style-name="T18">ara</text:span><text:span text:style-name="T40"> as chamadas de um objeto real. O proxy pode fazer cache de operações demoradas, fazer verificações de segurança, validações, tratamento, etc antes de chamar o objeto re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0T21:01:12.503000000</meta:creation-date>
    <meta:editing-duration>PT13H34M31S</meta:editing-duration>
    <meta:editing-cycles>61</meta:editing-cycles>
    <meta:generator>LibreOffice/6.3.4.2$Windows_X86_64 LibreOffice_project/60da17e045e08f1793c57c00ba83cdfce946d0aa</meta:generator>
    <dc:date>2021-12-14T21:07:36.856000000</dc:date>
    <meta:document-statistic meta:table-count="0" meta:image-count="0" meta:object-count="0" meta:page-count="4" meta:paragraph-count="61" meta:word-count="1129" meta:character-count="7001" meta:non-whitespace-character-count="5915"/>
    <meta:template xlink:type="simple" xlink:actuate="onRequest" xlink:title="modelo" xlink:href="../../AppData/Roaming/LibreOffice/4/user/template/modelo.ott" meta:date="2021-12-10T21:01:12.311000000"/>
  </office:meta>
</office:document-meta>
</file>